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 svg:font-family="Tahoma" style:font-family-generic="swiss" style:font-charset="x-symbol"/>
    <style:font-face style:name="Helvetica" svg:font-family="Helvetica"/>
    <style:font-face style:name="Lucidasans1" svg:font-family="Lucidasans"/>
    <style:font-face style:name="StarSymbol" svg:font-family="StarSymbol"/>
    <style:font-face style:name="Times" svg:font-family="Times"/>
    <style:font-face style:name="宋体" svg:font-family="宋体, SimSun" style:font-pitch="variable"/>
    <style:font-face style:name="Bitstream Vera Serif" svg:font-family="'Bitstream Vera Serif'" style:font-adornments="Roman" style:font-family-generic="roman" style:font-pitch="variable"/>
    <style:font-face style:name="AR PL SungtiL GB" svg:font-family="'AR PL SungtiL GB'"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_20_Single" style:list-style-name="L1"/>
    <style:style style:name="P2" style:family="paragraph" style:parent-style-name="Text_20_Body_20_Single" style:list-style-name="L1"/>
    <style:style style:name="P3" style:family="paragraph" style:parent-style-name="Text_20_Body_20_Single" style:list-style-name="L1"/>
    <style:style style:name="P4" style:family="paragraph" style:parent-style-name="Text_20_Body_20_Single" style:list-style-name="L1"/>
    <style:style style:name="P5" style:family="paragraph" style:parent-style-name="Text_20_Body_20_Single" style:list-style-name="L1"/>
    <style:style style:name="P6" style:family="paragraph" style:parent-style-name="Text_20_Body_20_Single" style:list-style-name="L2"/>
    <style:style style:name="P7" style:family="paragraph" style:parent-style-name="Text_20_Body_20_Single" style:list-style-name="L2"/>
    <style:style style:name="P8" style:family="paragraph" style:parent-style-name="Text_20_Body_20_Single" style:list-style-name="L3"/>
    <style:style style:name="P9" style:family="paragraph" style:parent-style-name="Text_20_Body_20_Single" style:list-style-name="L1">
      <style:paragraph-properties fo:margin-top="0in" fo:margin-bottom="0in"/>
    </style:style>
    <style:style style:name="P10" style:family="paragraph" style:parent-style-name="Text_20_Body_20_Single" style:list-style-name="L1">
      <style:paragraph-properties fo:margin-top="0in" fo:margin-bottom="0in"/>
    </style:style>
    <style:style style:name="P11" style:family="paragraph" style:parent-style-name="Text_20_Body_20_Single" style:list-style-name="L1">
      <style:paragraph-properties fo:margin-top="0in" fo:margin-bottom="0in"/>
    </style:style>
    <style:style style:name="P12" style:family="paragraph" style:parent-style-name="Text_20_Body_20_Single" style:list-style-name="L1">
      <style:paragraph-properties fo:margin-top="0in" fo:margin-bottom="0in"/>
    </style:style>
    <style:style style:name="P13" style:family="paragraph" style:parent-style-name="Text_20_Body_20_Single" style:list-style-name="L1">
      <style:paragraph-properties fo:margin-top="0in" fo:margin-bottom="0in"/>
      <style:text-properties style:use-window-font-color="true"/>
    </style:style>
    <style:style style:name="P14" style:family="paragraph" style:parent-style-name="Text_20_Body_20_Single" style:list-style-name="L1">
      <style:paragraph-properties fo:margin-top="0in" fo:margin-bottom="0in"/>
    </style:style>
    <style:style style:name="P15" style:family="paragraph" style:parent-style-name="Text_20_Body_20_Single" style:list-style-name="L1">
      <style:paragraph-properties fo:margin-top="0in" fo:margin-bottom="0in"/>
    </style:style>
    <style:style style:name="P16" style:family="paragraph" style:parent-style-name="Text_20_Body_20_Single" style:list-style-name="L1">
      <style:paragraph-properties fo:margin-top="0in" fo:margin-bottom="0in"/>
    </style:style>
    <style:style style:name="P17" style:family="paragraph" style:parent-style-name="Text_20_Body_20_Single" style:list-style-name="L1">
      <style:paragraph-properties fo:margin-top="0in" fo:margin-bottom="0in"/>
    </style:style>
    <style:style style:name="P18" style:family="paragraph" style:parent-style-name="Text_20_Body_20_Single" style:list-style-name="L1">
      <style:paragraph-properties fo:margin-top="0in" fo:margin-bottom="0in"/>
    </style:style>
    <style:style style:name="P19" style:family="paragraph" style:parent-style-name="Text_20_Body_20_Single" style:list-style-name="L1">
      <style:paragraph-properties fo:margin-top="0in" fo:margin-bottom="0in"/>
      <style:text-properties style:text-underline-style="solid" style:text-underline-width="auto" style:text-underline-color="font-color"/>
    </style:style>
    <style:style style:name="P20" style:family="paragraph" style:parent-style-name="Text_20_Body_20_Single" style:list-style-name="L1">
      <style:paragraph-properties fo:margin-top="0in" fo:margin-bottom="0in"/>
    </style:style>
    <style:style style:name="P21" style:family="paragraph" style:parent-style-name="Text_20_Body_20_Single" style:list-style-name="L1">
      <style:paragraph-properties fo:margin-top="0in" fo:margin-bottom="0in"/>
    </style:style>
    <style:style style:name="P22" style:family="paragraph" style:parent-style-name="Text_20_Body_20_Single" style:list-style-name="L1">
      <style:paragraph-properties fo:margin-top="0in" fo:margin-bottom="0in"/>
    </style:style>
    <style:style style:name="P23" style:family="paragraph" style:parent-style-name="Text_20_Body_20_Single" style:list-style-name="L1">
      <style:paragraph-properties fo:margin-top="0in" fo:margin-bottom="0in"/>
      <style:text-properties fo:font-weight="bold" style:font-weight-asian="bold" style:font-weight-complex="bold"/>
    </style:style>
    <style:style style:name="P24" style:family="paragraph" style:parent-style-name="Text_20_Body_20_Single" style:list-style-name="L2">
      <style:paragraph-properties fo:margin-top="0in" fo:margin-bottom="0in"/>
      <style:text-properties fo:font-weight="bold" style:font-weight-asian="bold" style:font-weight-complex="bold"/>
    </style:style>
    <style:style style:name="P25" style:family="paragraph" style:parent-style-name="Text_20_Body_20_Single" style:list-style-name="L2">
      <style:paragraph-properties fo:margin-top="0in" fo:margin-bottom="0in"/>
      <style:text-properties fo:font-weight="bold" style:font-weight-asian="bold" style:font-weight-complex="bold"/>
    </style:style>
    <style:style style:name="P26" style:family="paragraph" style:parent-style-name="Text_20_Body_20_Single" style:list-style-name="L2">
      <style:paragraph-properties fo:margin-top="0in" fo:margin-bottom="0in"/>
      <style:text-properties fo:font-weight="bold" style:font-weight-asian="bold" style:font-weight-complex="bold"/>
    </style:style>
    <style:style style:name="P27" style:family="paragraph" style:parent-style-name="Text_20_Body_20_Single" style:list-style-name="L2">
      <style:paragraph-properties fo:margin-top="0in" fo:margin-bottom="0in"/>
      <style:text-properties fo:font-weight="bold" style:font-weight-asian="bold" style:font-weight-complex="bold"/>
    </style:style>
    <style:style style:name="P28" style:family="paragraph" style:parent-style-name="Text_20_Body_20_Single" style:list-style-name="L2">
      <style:paragraph-properties fo:margin-top="0in" fo:margin-bottom="0in"/>
      <style:text-properties fo:font-weight="bold" style:font-weight-asian="bold" style:font-weight-complex="bold"/>
    </style:style>
    <style:style style:name="P29" style:family="paragraph" style:parent-style-name="Text_20_Body_20_Single" style:list-style-name="L2">
      <style:paragraph-properties fo:margin-top="0in" fo:margin-bottom="0in"/>
      <style:text-properties fo:font-weight="bold" style:font-weight-asian="bold" style:font-weight-complex="bold"/>
    </style:style>
    <style:style style:name="P30" style:family="paragraph" style:parent-style-name="Text_20_Body_20_Single" style:list-style-name="L1">
      <style:paragraph-properties fo:margin-top="0in" fo:margin-bottom="0in"/>
    </style:style>
    <style:style style:name="P31" style:family="paragraph" style:parent-style-name="Text_20_Body_20_Single" style:list-style-name="L1">
      <style:paragraph-properties fo:margin-top="0in" fo:margin-bottom="0in"/>
    </style:style>
    <style:style style:name="P32" style:family="paragraph" style:parent-style-name="Text_20_Body_20_Single" style:list-style-name="L2">
      <style:paragraph-properties fo:margin-top="0in" fo:margin-bottom="0in">
        <style:tab-stops>
          <style:tab-stop style:position="2.9272in"/>
        </style:tab-stops>
      </style:paragraph-properties>
    </style:style>
    <style:style style:name="P33" style:family="paragraph" style:parent-style-name="Text_20_Body_20_Single" style:list-style-name="L2">
      <style:paragraph-properties fo:margin-top="0in" fo:margin-bottom="0in"/>
    </style:style>
    <style:style style:name="P34" style:family="paragraph" style:parent-style-name="Text_20_Body_20_Single" style:list-style-name="L2">
      <style:paragraph-properties fo:margin-top="0in" fo:margin-bottom="0in"/>
    </style:style>
    <style:style style:name="P35" style:family="paragraph" style:parent-style-name="Text_20_Body_20_Single" style:list-style-name="L2">
      <style:paragraph-properties fo:margin-top="0in" fo:margin-bottom="0in"/>
    </style:style>
    <style:style style:name="P36" style:family="paragraph" style:parent-style-name="Text_20_Body_20_Single" style:list-style-name="L2">
      <style:paragraph-properties fo:margin-top="0in" fo:margin-bottom="0in"/>
    </style:style>
    <style:style style:name="P37" style:family="paragraph" style:parent-style-name="Text_20_Body_20_Single" style:list-style-name="L2">
      <style:paragraph-properties fo:margin-top="0in" fo:margin-bottom="0in"/>
    </style:style>
    <style:style style:name="P38" style:family="paragraph" style:parent-style-name="Text_20_Body_20_Single" style:list-style-name="L2">
      <style:paragraph-properties fo:margin-top="0in" fo:margin-bottom="0in"/>
    </style:style>
    <style:style style:name="P39" style:family="paragraph" style:parent-style-name="Text_20_Body_20_Single" style:list-style-name="L2">
      <style:paragraph-properties fo:margin-top="0in" fo:margin-bottom="0in"/>
    </style:style>
    <style:style style:name="P40" style:family="paragraph" style:parent-style-name="Text_20_Body_20_Single" style:list-style-name="L2">
      <style:paragraph-properties fo:margin-top="0in" fo:margin-bottom="0in"/>
    </style:style>
    <style:style style:name="P41" style:family="paragraph" style:parent-style-name="Text_20_Body_20_Single" style:list-style-name="L2">
      <style:paragraph-properties fo:margin-top="0in" fo:margin-bottom="0in"/>
    </style:style>
    <style:style style:name="P42" style:family="paragraph" style:parent-style-name="Text_20_Body_20_Single" style:list-style-name="L2">
      <style:paragraph-properties fo:margin-top="0in" fo:margin-bottom="0in"/>
    </style:style>
    <style:style style:name="P43" style:family="paragraph" style:parent-style-name="Text_20_Body_20_Single" style:list-style-name="L2">
      <style:paragraph-properties fo:margin-top="0in" fo:margin-bottom="0in"/>
    </style:style>
    <style:style style:name="P44" style:family="paragraph" style:parent-style-name="Text_20_Body_20_Single" style:list-style-name="L2">
      <style:paragraph-properties fo:margin-top="0in" fo:margin-bottom="0in"/>
    </style:style>
    <style:style style:name="P45" style:family="paragraph" style:parent-style-name="Text_20_Body_20_Single" style:list-style-name="L2">
      <style:paragraph-properties fo:margin-top="0in" fo:margin-bottom="0in"/>
      <style:text-properties fo:font-weight="normal" style:font-weight-asian="normal" style:font-weight-complex="normal"/>
    </style:style>
    <style:style style:name="P46" style:family="paragraph" style:parent-style-name="Text_20_Body_20_Single" style:list-style-name="L2">
      <style:paragraph-properties fo:margin-top="0in" fo:margin-bottom="0in"/>
    </style:style>
    <style:style style:name="P47" style:family="paragraph" style:parent-style-name="Text_20_Body_20_Single" style:list-style-name="L2">
      <style:paragraph-properties fo:margin-top="0in" fo:margin-bottom="0in"/>
    </style:style>
    <style:style style:name="P48" style:family="paragraph" style:parent-style-name="Text_20_Body_20_Single" style:list-style-name="L2">
      <style:paragraph-properties fo:margin-top="0in" fo:margin-bottom="0in"/>
    </style:style>
    <style:style style:name="P49" style:family="paragraph" style:parent-style-name="Text_20_Body_20_Single" style:list-style-name="L2">
      <style:paragraph-properties fo:margin-top="0in" fo:margin-bottom="0in"/>
    </style:style>
    <style:style style:name="P50" style:family="paragraph" style:parent-style-name="Text_20_Body_20_Single" style:list-style-name="L2">
      <style:paragraph-properties fo:margin-top="0in" fo:margin-bottom="0in"/>
    </style:style>
    <style:style style:name="P51" style:family="paragraph" style:parent-style-name="Text_20_Body_20_Single" style:list-style-name="L2">
      <style:paragraph-properties fo:margin-top="0in" fo:margin-bottom="0in"/>
    </style:style>
    <style:style style:name="P52" style:family="paragraph" style:parent-style-name="Text_20_Body_20_Single" style:list-style-name="L2">
      <style:paragraph-properties fo:margin-top="0in" fo:margin-bottom="0in"/>
    </style:style>
    <style:style style:name="P53" style:family="paragraph" style:parent-style-name="Text_20_Body_20_Single" style:list-style-name="L2">
      <style:paragraph-properties fo:margin-top="0in" fo:margin-bottom="0in"/>
    </style:style>
    <style:style style:name="P54" style:family="paragraph" style:parent-style-name="Text_20_Body_20_Single" style:list-style-name="L2">
      <style:paragraph-properties fo:margin-top="0in" fo:margin-bottom="0in"/>
    </style:style>
    <style:style style:name="P55" style:family="paragraph" style:parent-style-name="Text_20_Body_20_Single" style:list-style-name="L2">
      <style:paragraph-properties fo:margin-top="0in" fo:margin-bottom="0in"/>
    </style:style>
    <style:style style:name="P56" style:family="paragraph" style:parent-style-name="Text_20_Body_20_Single" style:list-style-name="L2">
      <style:paragraph-properties fo:margin-top="0in" fo:margin-bottom="0in"/>
    </style:style>
    <style:style style:name="P57" style:family="paragraph" style:parent-style-name="Text_20_Body_20_Single" style:list-style-name="L2">
      <style:paragraph-properties fo:margin-top="0in" fo:margin-bottom="0in"/>
    </style:style>
    <style:style style:name="P58" style:family="paragraph" style:parent-style-name="Text_20_Body_20_Single" style:list-style-name="L2">
      <style:paragraph-properties fo:margin-top="0in" fo:margin-bottom="0in"/>
    </style:style>
    <style:style style:name="P59" style:family="paragraph" style:parent-style-name="Text_20_Body_20_Single" style:list-style-name="L2">
      <style:paragraph-properties fo:margin-top="0in" fo:margin-bottom="0in"/>
    </style:style>
    <style:style style:name="P60" style:family="paragraph" style:parent-style-name="Text_20_Body_20_Single" style:list-style-name="L2">
      <style:paragraph-properties fo:margin-top="0in" fo:margin-bottom="0in"/>
    </style:style>
    <style:style style:name="P61" style:family="paragraph" style:parent-style-name="Text_20_Body_20_Single" style:list-style-name="L2">
      <style:paragraph-properties fo:margin-top="0in" fo:margin-bottom="0in"/>
    </style:style>
    <style:style style:name="P62" style:family="paragraph" style:parent-style-name="Text_20_Body_20_Single" style:list-style-name="L2">
      <style:paragraph-properties fo:margin-top="0in" fo:margin-bottom="0in"/>
    </style:style>
    <style:style style:name="P63" style:family="paragraph" style:parent-style-name="Text_20_Body_20_Single" style:list-style-name="L2">
      <style:paragraph-properties fo:margin-top="0in" fo:margin-bottom="0in"/>
    </style:style>
    <style:style style:name="P64" style:family="paragraph" style:parent-style-name="Text_20_Body_20_Single" style:list-style-name="L2">
      <style:paragraph-properties fo:margin-top="0in" fo:margin-bottom="0in"/>
    </style:style>
    <style:style style:name="P65" style:family="paragraph" style:parent-style-name="Text_20_Body_20_Single" style:list-style-name="L2">
      <style:paragraph-properties fo:margin-top="0in" fo:margin-bottom="0in"/>
    </style:style>
    <style:style style:name="P66" style:family="paragraph" style:parent-style-name="Text_20_Body_20_Single" style:list-style-name="L2">
      <style:paragraph-properties fo:margin-top="0in" fo:margin-bottom="0in"/>
    </style:style>
    <style:style style:name="P67" style:family="paragraph" style:parent-style-name="Text_20_Body_20_Single" style:list-style-name="L2">
      <style:paragraph-properties fo:margin-top="0in" fo:margin-bottom="0in"/>
    </style:style>
    <style:style style:name="P68" style:family="paragraph" style:parent-style-name="Text_20_Body_20_Single" style:list-style-name="L2">
      <style:paragraph-properties fo:margin-top="0in" fo:margin-bottom="0in"/>
    </style:style>
    <style:style style:name="P69" style:family="paragraph" style:parent-style-name="Text_20_Body_20_Single" style:list-style-name="L2">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3">
      <style:paragraph-properties fo:margin-top="0in" fo:margin-bottom="0in"/>
    </style:style>
    <style:style style:name="P84" style:family="paragraph" style:parent-style-name="Text_20_Body_20_Single" style:list-style-name="L3">
      <style:paragraph-properties fo:margin-top="0in" fo:margin-bottom="0in"/>
    </style:style>
    <style:style style:name="P85" style:family="paragraph" style:parent-style-name="Text_20_Body_20_Single" style:list-style-name="L3">
      <style:paragraph-properties fo:margin-top="0in" fo:margin-bottom="0in"/>
    </style:style>
    <style:style style:name="P86" style:family="paragraph" style:parent-style-name="Text_20_Body_20_Single" style:list-style-name="L3">
      <style:paragraph-properties fo:margin-top="0in" fo:margin-bottom="0in"/>
    </style:style>
    <style:style style:name="P87" style:family="paragraph" style:parent-style-name="Text_20_Body_20_Single" style:list-style-name="L3">
      <style:paragraph-properties fo:margin-top="0in" fo:margin-bottom="0in"/>
    </style:style>
    <style:style style:name="P88" style:family="paragraph" style:parent-style-name="Text_20_Body_20_Single" style:list-style-name="L3">
      <style:paragraph-properties fo:margin-top="0in" fo:margin-bottom="0in"/>
    </style:style>
    <style:style style:name="P89" style:family="paragraph" style:parent-style-name="Text_20_Body_20_Single" style:list-style-name="L3">
      <style:paragraph-properties fo:margin-top="0in" fo:margin-bottom="0in"/>
    </style:style>
    <style:style style:name="P90" style:family="paragraph" style:parent-style-name="Text_20_Body_20_Single" style:list-style-name="L3">
      <style:paragraph-properties fo:margin-top="0in" fo:margin-bottom="0in"/>
    </style:style>
    <style:style style:name="P91" style:family="paragraph" style:parent-style-name="Heading_20_3">
      <style:paragraph-properties fo:break-before="page"/>
    </style:style>
    <style:style style:name="T1" style:family="text">
      <style:text-properties style:font-name="Bitstream Vera Serif" style:font-size-asian="10.5pt"/>
    </style:style>
    <style:style style:name="T2" style:family="text">
      <style:text-properties style:font-name="Bitstream Vera Serif" fo:font-weight="bold" style:font-size-asian="10.5pt"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style>
    <style:style style:name="T5" style:family="text">
      <style:text-properties fo:language="en" fo:country="US"/>
    </style:style>
    <style:style style:name="T6" style:family="text">
      <style:text-properties style:text-underline-style="solid" style:text-underline-width="auto" style:text-underline-color="font-color"/>
    </style:style>
    <style:style style:name="T7" style:family="text">
      <style:text-properties style:text-position="super 58%"/>
    </style:style>
    <style:style style:name="T8" style:family="text">
      <style:text-properties fo:color="#ff0000" style:font-name-asian="宋体" style:language-asian="zh" style:country-asian="CN"/>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style:text-properties style:font-name="Tahoma"/>
      </text:list-level-style-bullet>
      <text:list-level-style-bullet text:level="2" text:style-name="Bullet_20_Symbols" style:num-suffix="." text:bullet-char="•">
        <style:list-level-properties text:space-before="0.7854in" text:min-label-width="0.1965in"/>
        <style:text-properties style:font-name="Tahoma"/>
      </text:list-level-style-bullet>
      <text:list-level-style-bullet text:level="3" text:style-name="Bullet_20_Symbols" style:num-suffix="." text:bullet-char="•">
        <style:list-level-properties text:space-before="1.2764in" text:min-label-width="0.1965in"/>
        <style:text-properties style:font-name="Tahoma"/>
      </text:list-level-style-bullet>
      <text:list-level-style-bullet text:level="4" text:style-name="Bullet_20_Symbols" style:num-suffix="." text:bullet-char="•">
        <style:list-level-properties text:space-before="1.7673in" text:min-label-width="0.1965in"/>
        <style:text-properties style:font-name="Tahoma"/>
      </text:list-level-style-bullet>
      <text:list-level-style-bullet text:level="5" text:style-name="Bullet_20_Symbols" style:num-suffix="." text:bullet-char="•">
        <style:list-level-properties text:space-before="2.2583in" text:min-label-width="0.1965in"/>
        <style:text-properties style:font-name="Tahoma"/>
      </text:list-level-style-bullet>
      <text:list-level-style-bullet text:level="6" text:style-name="Bullet_20_Symbols" style:num-suffix="." text:bullet-char="•">
        <style:list-level-properties text:space-before="2.7492in" text:min-label-width="0.1965in"/>
        <style:text-properties style:font-name="Tahoma"/>
      </text:list-level-style-bullet>
      <text:list-level-style-bullet text:level="7" text:style-name="Bullet_20_Symbols" style:num-suffix="." text:bullet-char="•">
        <style:list-level-properties text:space-before="3.2402in" text:min-label-width="0.1965in"/>
        <style:text-properties style:font-name="Tahoma"/>
      </text:list-level-style-bullet>
      <text:list-level-style-bullet text:level="8" text:style-name="Bullet_20_Symbols" style:num-suffix="." text:bullet-char="•">
        <style:list-level-properties text:space-before="3.7315in" text:min-label-width="0.1965in"/>
        <style:text-properties style:font-name="Tahoma"/>
      </text:list-level-style-bullet>
      <text:list-level-style-bullet text:level="9" text:style-name="Bullet_20_Symbols" style:num-suffix="." text:bullet-char="•">
        <style:list-level-properties text:space-before="4.2224in" text:min-label-width="0.1965in"/>
        <style:text-properties style:font-name="Tahoma"/>
      </text:list-level-style-bullet>
      <text:list-level-style-bullet text:level="10" text:style-name="Bullet_20_Symbols" style:num-suffix="." text:bullet-char="•">
        <style:list-level-properties text:space-before="4.7134in" text:min-label-width="0.1965in"/>
        <style:text-properties style:font-name="Tahoma"/>
      </text:list-level-style-bullet>
    </text:list-style>
    <text:list-style style:name="L2">
      <text:list-level-style-bullet text:level="1" text:style-name="Bullet_20_Symbols" style:num-suffix="." text:bullet-char="•">
        <style:list-level-properties text:space-before="0.2945in" text:min-label-width="0.1965in"/>
        <style:text-properties style:font-name="Tahoma"/>
      </text:list-level-style-bullet>
      <text:list-level-style-bullet text:level="2" text:style-name="Bullet_20_Symbols" style:num-suffix="." text:bullet-char="•">
        <style:list-level-properties text:space-before="0.7854in" text:min-label-width="0.1965in"/>
        <style:text-properties style:font-name="Tahoma"/>
      </text:list-level-style-bullet>
      <text:list-level-style-bullet text:level="3" text:style-name="Bullet_20_Symbols" style:num-suffix="." text:bullet-char="•">
        <style:list-level-properties text:space-before="1.2764in" text:min-label-width="0.1965in"/>
        <style:text-properties style:font-name="Tahoma"/>
      </text:list-level-style-bullet>
      <text:list-level-style-bullet text:level="4" text:style-name="Bullet_20_Symbols" style:num-suffix="." text:bullet-char="•">
        <style:list-level-properties text:space-before="1.7673in" text:min-label-width="0.1965in"/>
        <style:text-properties style:font-name="Tahoma"/>
      </text:list-level-style-bullet>
      <text:list-level-style-bullet text:level="5" text:style-name="Bullet_20_Symbols" style:num-suffix="." text:bullet-char="•">
        <style:list-level-properties text:space-before="2.2583in" text:min-label-width="0.1965in"/>
        <style:text-properties style:font-name="Tahoma"/>
      </text:list-level-style-bullet>
      <text:list-level-style-bullet text:level="6" text:style-name="Bullet_20_Symbols" style:num-suffix="." text:bullet-char="•">
        <style:list-level-properties text:space-before="2.7492in" text:min-label-width="0.1965in"/>
        <style:text-properties style:font-name="Tahoma"/>
      </text:list-level-style-bullet>
      <text:list-level-style-bullet text:level="7" text:style-name="Bullet_20_Symbols" style:num-suffix="." text:bullet-char="•">
        <style:list-level-properties text:space-before="3.2402in" text:min-label-width="0.1965in"/>
        <style:text-properties style:font-name="Tahoma"/>
      </text:list-level-style-bullet>
      <text:list-level-style-bullet text:level="8" text:style-name="Bullet_20_Symbols" style:num-suffix="." text:bullet-char="•">
        <style:list-level-properties text:space-before="3.7315in" text:min-label-width="0.1965in"/>
        <style:text-properties style:font-name="Tahoma"/>
      </text:list-level-style-bullet>
      <text:list-level-style-bullet text:level="9" text:style-name="Bullet_20_Symbols" style:num-suffix="." text:bullet-char="•">
        <style:list-level-properties text:space-before="4.2224in" text:min-label-width="0.1965in"/>
        <style:text-properties style:font-name="Tahoma"/>
      </text:list-level-style-bullet>
      <text:list-level-style-bullet text:level="10" text:style-name="Bullet_20_Symbols" style:num-suffix="." text:bullet-char="•">
        <style:list-level-properties text:space-before="4.7134in" text:min-label-width="0.1965in"/>
        <style:text-properties style:font-name="Tahoma"/>
      </text:list-level-style-bullet>
    </text:list-style>
    <text:list-style style:name="L3">
      <text:list-level-style-bullet text:level="1" text:style-name="Bullet_20_Symbols" style:num-suffix="." text:bullet-char="•">
        <style:list-level-properties text:space-before="0.2945in" text:min-label-width="0.1965in"/>
        <style:text-properties style:font-name="Tahoma"/>
      </text:list-level-style-bullet>
      <text:list-level-style-bullet text:level="2" text:style-name="Bullet_20_Symbols" style:num-suffix="." text:bullet-char="•">
        <style:list-level-properties text:space-before="0.7854in" text:min-label-width="0.1965in"/>
        <style:text-properties style:font-name="Tahoma"/>
      </text:list-level-style-bullet>
      <text:list-level-style-bullet text:level="3" text:style-name="Bullet_20_Symbols" style:num-suffix="." text:bullet-char="•">
        <style:list-level-properties text:space-before="1.2764in" text:min-label-width="0.1965in"/>
        <style:text-properties style:font-name="Tahoma"/>
      </text:list-level-style-bullet>
      <text:list-level-style-bullet text:level="4" text:style-name="Bullet_20_Symbols" style:num-suffix="." text:bullet-char="•">
        <style:list-level-properties text:space-before="1.7673in" text:min-label-width="0.1965in"/>
        <style:text-properties style:font-name="Tahoma"/>
      </text:list-level-style-bullet>
      <text:list-level-style-bullet text:level="5" text:style-name="Bullet_20_Symbols" style:num-suffix="." text:bullet-char="•">
        <style:list-level-properties text:space-before="2.2583in" text:min-label-width="0.1965in"/>
        <style:text-properties style:font-name="Tahoma"/>
      </text:list-level-style-bullet>
      <text:list-level-style-bullet text:level="6" text:style-name="Bullet_20_Symbols" style:num-suffix="." text:bullet-char="•">
        <style:list-level-properties text:space-before="2.7492in" text:min-label-width="0.1965in"/>
        <style:text-properties style:font-name="Tahoma"/>
      </text:list-level-style-bullet>
      <text:list-level-style-bullet text:level="7" text:style-name="Bullet_20_Symbols" style:num-suffix="." text:bullet-char="•">
        <style:list-level-properties text:space-before="3.2402in" text:min-label-width="0.1965in"/>
        <style:text-properties style:font-name="Tahoma"/>
      </text:list-level-style-bullet>
      <text:list-level-style-bullet text:level="8" text:style-name="Bullet_20_Symbols" style:num-suffix="." text:bullet-char="•">
        <style:list-level-properties text:space-before="3.7315in" text:min-label-width="0.1965in"/>
        <style:text-properties style:font-name="Tahoma"/>
      </text:list-level-style-bullet>
      <text:list-level-style-bullet text:level="9" text:style-name="Bullet_20_Symbols" style:num-suffix="." text:bullet-char="•">
        <style:list-level-properties text:space-before="4.2224in" text:min-label-width="0.1965in"/>
        <style:text-properties style:font-name="Tahoma"/>
      </text:list-level-style-bullet>
      <text:list-level-style-bullet text:level="10" text:style-name="Bullet_20_Symbols" style:num-suffix="." text:bullet-char="•">
        <style:list-level-properties text:space-before="4.7134in" text:min-label-width="0.1965in"/>
        <style:text-properties style:font-name="Tahoma"/>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Dear OpenOffice.org Community,</text:p>
      <text:p text:style-name="Default_20_Text"/>
      <text:p text:style-name="Default_20_Text"><text:span text:style-name="T1">Redflag 2000, representing the Beijing OpenOffice.org community, is pleased to </text:span>propose Beijing <text:span text:style-name="T1">as</text:span> the first OpenOffice.org Conference outside of Europe<text:span text:style-name="T1">.</text:span></text:p>
      <text:p text:style-name="Default_20_Text"/>
      <text:p text:style-name="Default_20_Text">Since Redflag 2000 and IBM officially joined OpenOffice.org in 2007, Beijing has become the second hot-spot for the development of <text:span text:style-name="T1">OpenOffice.org and several derived</text:span> products. The contributions to OOo from China are steadily growing. As the capital of China, Beijing will also be one of the main future markets for OpenOffice.org to significantly grow. Having this year's OOoCon in Beijing would provide a strong impulse to <text:span text:style-name="T1">the OpenOffice.org</text:span> community in East Asia and significantly strengthen OpenOffice.org's position in the East Asian office suite markets.</text:p>
      <text:p text:style-name="Default_20_Text"/>
      <text:p text:style-name="Default_20_Text">Beijing is a cosmopolitan city with a rich history. People coming to Beijing right after the Olympic games will experience a city that has re-invented itself. The infrastructure will be better than ever before, concrete spots have turned into flower beds, the city night <text:span text:style-name="T1">life</text:span> is amazing and, last but not least, the main historic sites have been renovated. The food in Beijing is among the best in the world. Several new subway lines will give easy and inexpensive access to discover this unique city.</text:p>
      <text:p text:style-name="Default_20_Text"/>
      <text:p text:style-name="Default_20_Text">Beijing is <text:span text:style-name="T1">well positioned </text:span>to host events of the size of OOoCon and above. Every year a huge number of conferences are held in Beijing, among them numerous FOSS and Open Standards events. Beijing Software Freedom Day 2007, for example, was considered to be one of the three best events worldwide.</text:p>
      <text:p text:style-name="Default_20_Text"/>
      <text:p text:style-name="Default_20_Text">Under the patronage of the main applicant Redflag 2000, the organizers will bring East and West, Community and Business together. OpenOffice.org's local <text:s/><text:span text:style-name="T1">corporate</text:span> <text:span text:style-name="T1">members; e.g. </text:span>Sun Microsystems, IBM and Redflag 2000 will <text:span text:style-name="T1">join </text:span>with the Beijing FOSS community to host OOo <text:span text:style-name="T5">contributors</text:span> from all over the world to celebrate our globalized, free and open product OpenOffice.org.</text:p>
      <text:p text:style-name="Default_20_Text"/>
      <text:p text:style-name="Default_20_Text">To overcome Beijing's location <text:span text:style-name="T1">long distance</text:span> <text:span text:style-name="T1">from</text:span> Europe, the organizers will offer a travel sponsorship program for long term OOo contributors, accepted speakers and others with cases of <text:s/>hardship, <text:span text:style-name="T1">enabling them</text:span> to join the community in Beijing. <text:span text:style-name="T1">These</text:span> persons will also be offered a free hotel room.</text:p>
      <text:p text:style-name="Default_20_Text"/>
      <text:p text:style-name="Default_20_Text">Give OpenOffice.org the chance to <text:span text:style-name="T1">experience the ancient and modern wonders of China</text:span>. Vote for Beijing and let's jointly celebrate a great OOoCon 2008!</text:p>
      <text:p text:style-name="Default_20_Text"/>
      <text:p text:style-name="Default_20_Text">Yours sincerely,</text:p>
      <text:p text:style-name="Default_20_Text"/>
      <text:p text:style-name="Default_20_Text">Chen Hongjuan and Peter Junge for <text:s/>the Beijing OOo community</text:p>
      <text:p text:style-name="Default_20_Text"/>
      <text:h text:style-name="Heading_20_3" text:outline-level="3"/>
      <text:h text:style-name="P91" text:outline-level="3">Mandatory Information</text:h>
      <text:list text:style-name="L1">
        <text:list-item>
          <text:p text:style-name="P9"><text:span text:style-name="T6">Location:</text:span><text:line-break/>Beijing, People's Republic of China<text:line-break/>The Beijing Asia Hotel, see:<text:line-break/><text:a xlink:type="simple" xlink:href="http://www.bj-asiahotel.com.cn/index.php?Locale=en-us">http://www.bj-asiahotel.com.cn/index.php?Locale=en-us</text:a></text:p>
          <text:p text:style-name="P1"/>
          <text:p text:style-name="P1">The Beijing Asia Hotel has a big conference hall for up to 550 attendees. Additionally, there are numerous mid-size and small meeting rooms, that can be used according to the requirements of the <text:span text:style-name="T1">OOoCon</text:span> agenda, see:<text:line-break/><text:a xlink:type="simple" xlink:href="http://www.bj-asiahotel.com.cn/meetingA_en-us.php">http://www.bj-asiahotel.com.cn/meetingA_en-us.php</text:a><text:line-break/><text:a xlink:type="simple" xlink:href="http://www.bj-asiahotel.com.cn/meetingB_en-us.php">http://www.bj-asiahotel.com.cn/meetingB_en-us.php</text:a> </text:p>
          <text:p text:style-name="P1">The most important reason to select Beijing Asia Hotel is it's perfect location on the east side of the Beijing city center. The hotel is situated in an area know for a vast number of good restaurants. The most famous spots of Beijing night life, like Sanlitun Bar Street are near and easy to reach. The Beijing Asia Hotel is also located close to a subway station. Most <text:span text:style-name="T5">tourist</text:span> spots can be reached easily and inexpensive.</text:p>
        </text:list-item>
        <text:list-item>
          <text:p text:style-name="P9"><text:span text:style-name="T6">Proposed Date:</text:span><text:line-break/><text:span text:style-name="T3">Main conference</text:span>, October 15 – 17, 2008<text:line-break/>Council, ESC, NLC, MarCons, October 14<text:line-break/>In case of enough interest, we also like to offer a thread of presentations about FOSS in China, apart from OOo, on October 14 <text:line-break/>Free Tourist trip (Great Wall, Forbidden city etc.) October 18 and 19<text:line-break/></text:p>
        </text:list-item>
        <text:list-item>
          <text:p text:style-name="P9"><text:span text:style-name="T6">Team Leads (main contact persons):</text:span><text:line-break/>Chen Hongjuan (chenhongjuan &lt;at&gt; redflag2000.cn)<text:line-break/>Peter Junge (peterjunge &lt;at&gt; redflag2000.cn)<text:line-break/></text:p>
        </text:list-item>
        <text:list-item>
          <text:p text:style-name="P9"><text:span text:style-name="T6">Team Members (all members should be willing and able to commit at least 3 hours per day to planning the conference during the last two weeks before OOoCon 2008):</text:span><text:line-break/>Chen Hongjuan, Redflag 2000</text:p>
          <text:p text:style-name="P13">Peter Junge, Redflag 2000<text:line-break/>Xing Li, IBM<text:line-break/>Don Harbison, IBM<text:line-break/>Emily Chen, Sun – Beijing OpenSolaris User Group</text:p>
          <text:p text:style-name="P9"><text:span text:style-name="T4">Joey Gao, Sun – Beijing OpenSolaris User Group<text:line-break/></text:span>Song Kewei, China OSS Promotion Union</text:p>
          <text:p text:style-name="P9">Pockey Lam, Beijing Linux User Group<text:line-break/>Fred Muller, Beijing Linux User Group<text:line-break/>Song Jingjing, ChangFeng Open Standards Platform Software Alliance</text:p>
          <text:p text:style-name="P9">Yang Chunyan, Co-Create Software League</text:p>
          <text:p text:style-name="P9">Cheng Yong, Huihoo.com</text:p>
          <text:p text:style-name="P9">Shao Wei, Leadership Of Open Source University Promotion Alliance<text:line-break/></text:p>
        </text:list-item>
        <text:list-item>
          <text:p text:style-name="P19"><text:soft-page-break/>Local events that are taking place in parallel (or right before/after):</text:p>
          <text:p text:style-name="P1"><text:span text:style-name="T6"><text:line-break/></text:span><text:span text:style-name="T3">Beijing Linux User Group monthly meeting</text:span><text:line-break/>(We hope to see a ton of OOoCon attendees from there)<text:line-break/>Date: Oct. 14<text:span text:style-name="T7">th<text:line-break/></text:span><text:a xlink:type="simple" xlink:href="http://www.beijinglug.org/">http://www.beijinglug.org</text:a><text:span text:style-name="T6"><text:line-break/><text:line-break/></text:span><text:span text:style-name="T3">The 2008 Beijing International Marathon<text:line-break/></text:span>Date: Oct. 19<text:span text:style-name="T7">th</text:span><text:line-break/><text:a xlink:type="simple" xlink:href="http://www.beijing-marathon.com/en/latest/2008-beijing-international-marathon.html"><text:span text:style-name="T6">http://www.beijing-marathon.com/en/latest/2008-beijing-international-marathon.html</text:span></text:a></text:p>
          <text:p text:style-name="P9"><text:line-break/><text:span text:style-name="T3">The 1st World Mind Sports Games</text:span></text:p>
          <text:p text:style-name="P9">Dates: Oct. 3<text:span text:style-name="T7">rd</text:span> – Oct. 18<text:span text:style-name="T7">th</text:span></text:p>
          <text:p text:style-name="P9"><text:a xlink:type="simple" xlink:href="http://www.tobaccochina.com/zt/games/index.html"><text:span text:style-name="T6">http://www.tobaccochina.com/zt/games/index.html<text:line-break/></text:span></text:a></text:p>
          <text:p text:style-name="P23">2008 FORMULA 1™ Sinopec Chinese Grand Prix (Shanghai)</text:p>
          <text:p text:style-name="P9">Date: Oct. 19<text:span text:style-name="T7">th</text:span></text:p>
          <text:p text:style-name="P9"><text:a xlink:type="simple" xlink:href="http://www.formula1.com/races/in_detail/803/circuit_diagram.html"><text:span text:style-name="T6">http://www.formula1.com/races/in_detail/803/circuit_diagram.html</text:span></text:a><text:line-break/></text:p>
        </text:list-item>
        <text:list-item>
          <text:p text:style-name="P1"><text:span text:style-name="T6">Special visa or entry requirements, e.g. vaccinations:</text:span><text:line-break/>Applying for a Visa is mandatory. <text:s/>Regulations vary from country to country. Please contact the Chinese Embassy of Consulate responsible from your country. <text:line-break/><text:line-break/>A Vaccination is not required to our <text:span text:style-name="T1">knowledge</text:span>, but to be on the safe side, you should also contact the Chinese Embassy in your country.<text:line-break/><text:line-break/>Some selected links:<text:line-break/><text:a xlink:type="simple" xlink:href="http://www.fmprc.gov.cn/ce/cede/det/">http://www.fmprc.gov.cn/ce/cede/det/</text:a> (Germany)<text:line-break/><text:a xlink:type="simple" xlink:href="http://www.amb-chine.fr/">http://www.amb-chine.fr/</text:a> (France)<text:line-break/><text:a xlink:type="simple" xlink:href="http://www.fmprc.gov.cn/ce/ceat/det/">http://www.fmprc.gov.cn/ce/ceat/det/</text:a> (Austria)<text:line-break/><text:a xlink:type="simple" xlink:href="http://www.fmprc.gov.cn/ce/ceit/ita/">http://www.fmprc.gov.cn/ce/ceit/ita/</text:a> (Italy)<text:line-break/><text:a xlink:type="simple" xlink:href="http://www.china-embassy.org/eng/">http://www.china-embassy.org/eng/</text:a> (USA)<text:line-break/><text:a xlink:type="simple" xlink:href="http://www.chinese-embassy.org.uk/eng/">http://www.chinese-embassy.org.uk/eng/</text:a> (UK)<text:line-break/><text:a xlink:type="simple" xlink:href="http://www.embchina.org.br/por/default.htm">http://www.embchina.org.br/por/default.htm</text:a> (Brasil)<text:span text:style-name="T8"><text:line-break/></text:span><text:a xlink:type="simple" xlink:href="http://www.chinaembassy.org.in/eng/">http://www.chinaembassy.org.in/eng/</text:a> (India)<text:line-break/><text:a xlink:type="simple" xlink:href="http://vn.china-embassy.org/vn/default.htm">http://vn.china-embassy.org/vn/default.htm</text:a> (Vietnam)<text:line-break/><text:a xlink:type="simple" xlink:href="http://www.china-embassy.or.jp/jpn/">http://www.china-embassy.or.jp/jpn/</text:a> (Japan)<text:line-break/><text:a xlink:type="simple" xlink:href="http://www.chinaemb.or.kr/kor/">http://www.chinaemb.or.kr/kor/</text:a> (Korea)<text:line-break/><text:a xlink:type="simple" xlink:href="http://cb2.mofcom.gov.cn/index.shtml">http://cb2.mofcom.gov.cn/index.shtml</text:a> (Cambodia)</text:p>
        </text:list-item>
      </text:list>
      <text:h text:style-name="Heading_20_3" text:outline-level="3"/>
      <text:list text:style-name="L2">
        <text:list-item>
          <text:p text:style-name="P32"><text:span text:style-name="T6">Large local OpenOffice.org deployments:</text:span><text:line-break/><text:span text:style-name="T3">The Beijing Organizing Committee for the Games of the XXIX Olympiad</text:span></text:p>
          <text:p text:style-name="P33">The Beijing Organizing Committee for the Games of the XXIX Olympiad <text:soft-page-break/>(BOCOG) was established on December 13, 2001, and currently consists of 26 departments -- responsible for numerous Games functions ranging from venue planning to environmental management.</text:p>
          <text:p text:style-name="P33"><text:a xlink:type="simple" xlink:href="http://en.beijing2008.cn/bocog/about/index.shtml">http://en.beijing2008.cn/bocog/about/index.shtml</text:a><text:line-break/><text:line-break/><text:span text:style-name="T3">Beijing Municipal Science &amp; Technology Commission</text:span></text:p>
          <text:p text:style-name="P33">BMSTC, is a <text:span text:style-name="T5">division</text:span> of Beijing Municipal Government, responsible for building the capital-wide innovation architecture to improving Beijing's economic competitiveness and promoting a coordinated economic and social development.</text:p>
          <text:p text:style-name="P33"><text:a xlink:type="simple" xlink:href="http://www.bjkw.gov.cn/n244495/index.html">http://www.bjkw.gov.cn/n244495/index.html</text:a><text:line-break/><text:span text:style-name="T3"><text:line-break/>Zhongguancun Science Park and Haidian Park</text:span></text:p>
          <text:p text:style-name="P33">Zhongguancun Science Park and Haidian Park are widely known as China’s Silicon Valley. They are the leading incubator of China's high-tech businesses.<text:line-break/><text:a xlink:type="simple" xlink:href="http://www.zgc.gov.cn/english/Sub-Parks/24612.htm">http://www.zgc.gov.cn/english/Sub-Parks/24612.htm</text:a></text:p>
          <text:p text:style-name="P24"><text:line-break/>Fentai District Government</text:p>
          <text:p text:style-name="P33">Fentai District is one of eight urban districts of Beijing located in southern part. It covers an area of 306 square kilometers with a population of 1.36 million.<text:line-break/><text:a xlink:type="simple" xlink:href="http://www.bjft.gov.cn/English/survey.htm">http://www.bjft.gov.cn/English/survey.htm</text:a><text:line-break/></text:p>
          <text:p text:style-name="P24">Pinggu District Government</text:p>
          <text:p text:style-name="P33">Pinggu District is also a Beijing district, covering about 1075 square kilometers with a population of 400.000 in the south-east outskirts of Beijing.<text:line-break/><text:a xlink:type="simple" xlink:href="http://english.bjpg.gov.cn/index.jsp">http://english.bjpg.gov.cn/index.jsp</text:a><text:line-break/><text:line-break/><text:span text:style-name="T3">Erdos Group</text:span></text:p>
          <text:p text:style-name="P33">Erdos Group is a leading enterprise engaged in cashmere, coal, electricity, metallurgy and chemistry.</text:p>
          <text:p text:style-name="P33"><text:a xlink:type="simple" xlink:href="http://www.chinaerdos.com/english/">http://www.chinaerdos.com/english/</text:a></text:p>
          <text:p text:style-name="P33"/>
          <text:p text:style-name="P24">Anhui Quanchai Ltd.</text:p>
          <text:p text:style-name="P33">Anhui Quanchai Ltd. is a large state owned company including education, scientific research, production, management and trade with the capital more than 1.6 billion yuan. </text:p>
          <text:p text:style-name="P33"><text:a xlink:type="simple" xlink:href="http://www.quanchai.com.cn/english/index.asp">http://www.quanchai.com.cn/english/index.asp</text:a><text:a xlink:type="simple" xlink:href="http://www.bjsupervision.gov.cn/webhome/"><text:line-break/><text:line-break/></text:a><text:span text:style-name="T3">Nanning Government</text:span></text:p>
          <text:p text:style-name="P45">Nanning is the capital of Guangxi Zhuang Autonomous Region.</text:p>
          <text:p text:style-name="P33"><text:a xlink:type="simple" xlink:href="http://english.nanning.gov.cn/5435/index.html"><text:span text:style-name="T9">http://english.nanning.gov.cn/5435/index.html</text:span></text:a><text:a xlink:type="simple" xlink:href="http://www.bjsupervision.gov.cn/webhome/"><text:span text:style-name="T3"><text:line-break/></text:span></text:a></text:p>
          <text:p text:style-name="P33"><text:span text:style-name="T3">Chinese manufacturer Lenovo ships Desktops and Notebooks with SUSE Linux Enterprise Desktop including OpenOffice.org (Novell Edition)</text:span><text:line-break/><text:soft-page-break/></text:p>
        </text:list-item>
        <text:list-item>
          <text:p text:style-name="P33"><text:span text:style-name="T6">Names of local OpenOffice.org developers:<text:line-break/><text:line-break/></text:span><text:span text:style-name="T3">Core Project Developer:</text:span><text:line-break/>Cheng Xiuzhi（user name: xzcheng）</text:p>
          <text:p text:style-name="P33">Liu Tao（user name: liutao）</text:p>
          <text:p text:style-name="P33">Wu Yan（user name: wuy）</text:p>
          <text:p text:style-name="P33">Du YunFen（user name: dyf）</text:p>
          <text:p text:style-name="P33">Li Jian（user name: lijian）</text:p>
          <text:p text:style-name="P33">Liu Yu（user name: ch2000liuy）</text:p>
          <text:p text:style-name="P33">Mao YongGang（user name: maoyg）</text:p>
          <text:p text:style-name="P33">Gao ZeMin（user name: gaozm）</text:p>
          <text:p text:style-name="P33">Liang WeiKe（user name: liangweike）</text:p>
          <text:p text:style-name="P33">Zhang XiaoFei（user name: zhangxiaofei）</text:p>
          <text:p text:style-name="P33">Shi ZhouBo（user name: robertzhou）</text:p>
          <text:p text:style-name="P33">Liu JianLi（user name: liujl）</text:p>
          <text:p text:style-name="P33">Lv Yue（user name: lvyue）</text:p>
          <text:p text:style-name="P33">Yun JingTao（user name: yun_jt）</text:p>
          <text:p text:style-name="P33">Liu YuHua（user name: liuyuhua）</text:p>
          <text:p text:style-name="P33">Zhang JiRong（user name: jirong）</text:p>
          <text:p text:style-name="P33">Xing Li (user name: lixxing)</text:p>
          <text:p text:style-name="P33">Ming Fei Jia (user name: ibmssfilter)</text:p>
          <text:p text:style-name="P33">Zi Jie Jia (user name: jiazijie)</text:p>
          <text:p text:style-name="P33"/>
          <text:p text:style-name="P24">Quality Assurance:</text:p>
          <text:p text:style-name="P33">Cheng Hua（user name: chenghua）</text:p>
          <text:p text:style-name="P33">Zhang Hong（user name: zhanghonglala）</text:p>
          <text:p text:style-name="P33">Kuang Yong（user name: kuangyong）</text:p>
          <text:p text:style-name="P33">Zhu Lihua（user name: redflagzhulihua）</text:p>
          <text:p text:style-name="P33">Wei Xuqiang（user name: weixq）</text:p>
          <text:p text:style-name="P33">Liu Shibo（user name: liushibo_redflag）</text:p>
          <text:p text:style-name="P33">Peter Junge (user name: pj)</text:p>
          <text:p text:style-name="P33"/>
          <text:p text:style-name="P24">Language team:</text:p>
          <text:p text:style-name="P33">Cheng Lin（user name: chenglin）</text:p>
          <text:p text:style-name="P33">Aijin Kim (username: blueice7)<text:line-break/>Joy Zhang (username: joyzhang)</text:p>
          <text:p text:style-name="P33">Wei Zhao（user name: weiz）</text:p>
          <text:p text:style-name="P33"/>
          <text:p text:style-name="P24">Education project:</text:p>
          <text:p text:style-name="P33">Huai Jinyang aka Michael (user name: jyhuai)<text:line-break/></text:p>
        </text:list-item>
        <text:list-item>
          <text:p text:style-name="P33"><text:span text:style-name="T6">Names of local OpenOffice.org vendors/partners (potential sponsors):</text:span><text:line-break/><text:line-break/><text:span text:style-name="T2">Corporate Sponsors</text:span><text:span text:style-name="T3">:</text:span><text:line-break/>Sun Microsystems<text:line-break/>Redflag 2000<text:line-break/>IBM<text:line-break/><text:soft-page-break/>Google<text:line-break/>Intel<text:line-break/>Ubuntu<text:line-break/>Red Hat<text:line-break/><text:line-break/><text:span text:style-name="T3">Associations:</text:span><text:line-break/>China OSS Promotion Union<text:line-break/>ChangFeng Open Standards Platform Software Alliance<text:line-break/>Co-Create Software League<text:line-break/><text:line-break/><text:span text:style-name="T3">Don Harbison, IBM:</text:span> "IBM stands by the RF2000 proposal to host the OpenOffice.org Conference 2008. Beijing is the home of our Lotus Symphony development <text:span text:style-name="T1">team </text:span>working directly with OpenOffice Technology, so we are excited and <text:span text:style-name="T1">eager</text:span> to work with RF2000 to make the 2008 conference an outstanding experience and success." <text:line-break/></text:p>
        </text:list-item>
        <text:list-item>
          <text:p text:style-name="P33"><text:span text:style-name="T6">Travel costs (e.g. flight costs from the following cities: London, Paris, Rome, Beijing, Sydney, New York, Hamburg, Dublin, San Francisco, Cape Town, Tokyo):<text:line-break/>(</text:span>Price reference by recent samples)<text:span text:style-name="T6"><text:line-break/></text:span>Europe 600 € – 1000 €<text:line-break/>US/Canada East coast 1000 € - 1300 €<text:line-break/>US/Canada West coast 800 € - 1200 €<text:line-break/>Cape Town 800 € - 1400 €<text:line-break/>Tokyo 400 € - 600 €<text:line-break/>Sydney 1000 € - 1400 €<text:line-break/><text:line-break/>The organizers will offer a travel sponsorship for people who would not be able to join the OOoCon in Beijing <text:span text:style-name="T1">by their</text:span> own means. Our plan is to invite 40 long <text:span text:style-name="T1">standing</text:span> OOo contributors, accepted speakers and 20 cases of other hardship at 500 € each. The hardship cases could be for example Contributors who are handicapped or from <text:span text:style-name="T1">developing </text:span>countries. <text:span text:style-name="T1">These</text:span> <text:span text:style-name="T1">people</text:span> will also be offered a free hotel room. The persons <text:span text:style-name="T1">must</text:span> be selected by the OOo Community Council or a special OOo committee.<text:line-break/><text:line-break/>The organizers will also do their best to organize <text:span text:style-name="T1">discounted</text:span> group flights from Europe.<text:line-break/></text:p>
        </text:list-item>
        <text:list-item>
          <text:p text:style-name="P6"><text:span text:style-name="T6">Accomodation costs (youth hostel, hotel):</text:span> <text:line-break/>Rooms will be available from 20 € per night in 3-star hotel, double room up to 120 € per night in 5-star hotel, single room. <text:span text:style-name="T3">The organizers will take care of the hotel bookings.</text:span> Dramatically <text:span text:style-name="T1">discounted</text:span> prices are ensured that way. As a positive side effect, large groups of attendees will stay together and ease social activities.<text:line-break/>Lunch will be provided free <text:span text:style-name="T1">during</text:span> the conference days. On the first day, the organizers would like to invite all attendees to a welcome dinner.<text:line-break/><text:line-break/><text:span text:style-name="T6">Selected hotels:</text:span><text:line-break/><text:soft-page-break/><text:line-break/><text:span text:style-name="T3">Traveler Inn HuaQiao Beijing<text:line-break/></text:span><text:a xlink:type="simple" xlink:href="http://www.bjhuaqiao.com/english/index.asp">http://www.bjhuaqiao.com/english/index.asp<text:line-break/><text:line-break/></text:a><text:span text:style-name="T3">Ping An Fu Hotel<text:line-break/></text:span><text:a xlink:type="simple" xlink:href="http://en.pinganfu-hotel.com/newEbiz1/EbizPortalFG/portal/html/ProgramShow.html?ProgramShow_ProgramID=c373e906d391ae478f7f06522c713c0d">http://en.pinganfu-hotel.com/newEbiz1/EbizPortalFG/portal/html/ProgramShow.html?ProgramShow_ProgramID=c373e906d391ae478f7f06522c713c0d</text:a> <text:line-break/><text:line-break/><text:span text:style-name="T3">Beijing Oriental Culture Hotel</text:span><text:line-break/><text:a xlink:type="simple" xlink:href="http://www.bochotel.com/english/index.htm">http://www.bochotel.com/english/index.htm</text:a><text:line-break/><text:line-break/><text:span text:style-name="T3">China Garment Commercial Hotel</text:span><text:line-break/><text:a xlink:type="simple" xlink:href="http://www.bjzhongfuhotel.com/en/hy.htm">http://www.bjzhongfuhotel.com/en/hy.htm</text:a><text:line-break/></text:p>
          <text:p text:style-name="P6"><text:span text:style-name="T3">Swissotel Beijing</text:span><text:line-break/><text:a xlink:type="simple" xlink:href="http://www.swissotel.com/beijing/">http://www.swissotel.com/beijing/</text:a><text:line-break/><text:line-break/><text:span text:style-name="T3">Asia Hotel</text:span><text:line-break/><text:a xlink:type="simple" xlink:href="http://www.bj-asiahotel.com.cn/index.php?Locale=en-us">http://www.bj-asiahotel.com.cn/index.php?Locale=en-us</text:a></text:p>
        </text:list-item>
      </text:list>
      <text:h text:style-name="Heading_20_3" text:outline-level="3">Supplementary Information</text:h>
      <text:list text:style-name="L3">
        <text:list-item>
          <text:p text:style-name="P83"><text:span text:style-name="T6">Have a strong local OpenOffice.org community:<text:line-break/></text:span>Redflag 2000, IBM, Sun Microsystems, Intel and Novell have together more than 150 engineers in Beijing working on OpenOffice.org and their derived products.<text:span text:style-name="T6"><text:line-break/><text:line-break/></text:span>Several members of the Beijing Linux User Group and the Beijing OpenSolaris User Group and other local FOSS communities have already offered to volunteer in the organization of the OOoCon 2008 in Beijing.<text:line-break/><text:line-break/>Other local companies and organizations promoting OpenOffice.org are:<text:line-break/>Ubuntu, <text:s/>Red Hat, China OSS Promotion Union, Co-Create Software League, The Open Enterprise Foundation (Huihoo.org) and LUPA (Leadership Of Open Source University Promotion Alliance)<text:span text:style-name="T6"><text:line-break/></text:span></text:p>
        </text:list-item>
        <text:list-item>
          <text:p text:style-name="P83"><text:span text:style-name="T6">Have facilities where people can pass the time, socialise, and mingle with other conference delegates close to the conference building(s):<text:line-break/></text:span>Beijing offers a unique density of restaurants and several bar quarters. <text:line-break/>The venue itself is located in a quarter known for it's good and versatile restaurants. Sanlitun Bar Street, one of Beijing's most famous night life quarters is only 1.5 kilometers away. Another hot-spot of Beijing night life is the Houhai bar area, which is 3.5 kilometers away and nicely located at one of the famous lakes near Beijing's Forbidden City.</text:p>
          <text:p text:style-name="P83"><text:s/><text:line-break/>Very(!) good lunch/dinner starts at 2€ per person. <text:line-break/>Beer starts at 0.3€ for 0.5 liter.</text:p>
          <text:p text:style-name="P83"><text:soft-page-break/>(Above mentioned bar streets are more expensive, but still not too bad from an European point of view.)<text:line-break/><text:line-break/>We expect also a easier communication with the service personal in bars and restaurants, as a lot of them will have basic English knowledge after the Olympics.<text:line-break/><text:line-break/>Temperatures should be moderate at the proposed dates. We expect 15 – 20 degrees Celsius at day time and 9 – 14 degrees at night.<text:line-break/>October is normally one of the month with a relatively small smog problem, as there's often a fresh breeze from the West Mountains.<text:span text:style-name="T6"><text:line-break/></text:span></text:p>
        </text:list-item>
        <text:list-item>
          <text:p text:style-name="P83"><text:span text:style-name="T6">Have a range of low-cost accommodation with easy/cheap transport to the conference location:</text:span><text:line-break/>Hotels will be selected and contingents will be reserved by the organizers. Lowest room rates will be about 20 € per person and night. Travel to the venue will be guaranteed by shuttle buses. However, none of the hotels selected by the organizers is more than 30 minutes (2.5 kilometers) by foot away from the venue. Despite the gigantic size of Beijing, the whole OOo community will stay very close together.<text:line-break/><text:line-break/>Taxis in Beijing cost 1€ for the first five kilometers. Every additional kilometer is 0.2€.<text:line-break/>Beijing subway costs 0.2€ for each destination. The subway network will be significantly enhanced for the Olympic Games.<text:line-break/>Prices for Beijing buses start at 0.1€.<text:line-break/></text:p>
        </text:list-item>
        <text:list-item>
          <text:p text:style-name="P83"><text:span text:style-name="T6">Attract the largest number of community contributers:</text:span><text:line-break/>Beijing is perfectly located to attract a large number of attendees from the East and South-East Asian communities, especially Japan, Vietnam and Korea.<text:line-break/></text:p>
        </text:list-item>
        <text:list-item>
          <text:p text:style-name="P83"><text:span text:style-name="T6">Facilitate the attendance of a large number of Sun's OpenOffice.org developers (who are in Hamburg, Germany):</text:span><text:line-break/>The organizers contacted Sun Microsystems' OOo engineering team in Hamburg. We are sure to get a considerable number of their staff to Beijing.<text:line-break/></text:p>
        </text:list-item>
        <text:list-item>
          <text:p text:style-name="P83"><text:span text:style-name="T6">Provide low-cost broadband Internet access (e.g. wireless LAN in the rooms):</text:span><text:line-break/>The conference venue will provide WLAN and a sufficient number of sockets to supply and recharge notebooks.<text:line-break/>The hotel rooms will have either free wireless or wired LAN.<text:line-break/></text:p>
        </text:list-item>
        <text:list-item>
          <text:p text:style-name="P8"><text:span text:style-name="T6">Allow for video and audio streaming (e.g. via the support of a company):</text:span><text:line-break/>Both video recording and streaming will be provided in professional qu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 svg:font-family="Tahoma" style:font-family-generic="swiss" style:font-charset="x-symbol"/>
    <style:font-face style:name="Helvetica" svg:font-family="Helvetica"/>
    <style:font-face style:name="Lucidasans1" svg:font-family="Lucidasans"/>
    <style:font-face style:name="StarSymbol" svg:font-family="StarSymbol"/>
    <style:font-face style:name="Times" svg:font-family="Times"/>
    <style:font-face style:name="宋体" svg:font-family="宋体, SimSun" style:font-pitch="variable"/>
    <style:font-face style:name="Bitstream Vera Serif" svg:font-family="'Bitstream Vera Serif'" style:font-adornments="Roman" style:font-family-generic="roman" style:font-pitch="variable"/>
    <style:font-face style:name="AR PL SungtiL GB" svg:font-family="'AR PL SungtiL GB'"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AR PL SungtiL GB" style:font-size-asian="12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text-properties style:font-name="Bitstream Vera Serif" style:font-size-asian="10.5pt"/>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Text_20_Body_20_Single">
      <style:paragraph-properties fo:margin-left="0.1965in" fo:margin-right="0in" fo:text-indent="0in" style:auto-text-indent="false"/>
      <style:text-properties style:font-size-asian="10.5pt"/>
    </style:style>
    <style:style style:name="Heading" style:family="paragraph" style:parent-style-name="Default_20_Text" style:next-style-name="Text_20_Body_20_Single" style:class="text">
      <style:paragraph-properties fo:margin-top="0.1665in" fo:margin-bottom="0.0835in" fo:keep-with-next="always"/>
      <style:text-properties style:font-name="Helvetica" fo:font-size="14pt" style:font-name-asian="AR PL SungtiL GB"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_20_Single" style:class="list">
      <style:text-properties style:font-name="Times" style:font-size-asian="12pt" style:font-name-complex="Lucidasans1"/>
    </style:style>
    <style:style style:name="Caption" style:family="paragraph" style:parent-style-name="Default_20_Text"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Default_20_Text" style:class="index">
      <style:paragraph-properties text:number-lines="false" text:line-number="0"/>
      <style:text-properties style:font-name="Times" style:font-size-asian="12pt"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默认段落字体1"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Peter Junge</meta:initial-creator>
    <meta:creation-date>2008-01-09T18:14:03</meta:creation-date>
    <dc:creator>Peter Junge</dc:creator>
    <dc:date>2008-02-10T08:09:31</dc:date>
    <meta:editing-cycles>139</meta:editing-cycles>
    <meta:editing-duration>P2DT1H30M55S</meta:editing-duration>
    <meta:user-defined meta:name="Info 1"/>
    <meta:user-defined meta:name="Info 2"/>
    <meta:user-defined meta:name="Info 3"/>
    <meta:user-defined meta:name="Info 4"/>
    <meta:document-statistic meta:table-count="0" meta:image-count="0" meta:object-count="0" meta:page-count="8" meta:paragraph-count="97" meta:word-count="2289" meta:character-count="15062"/>
  </office:meta>
</office:document-meta>
</file>